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ae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3" style:family="graphic" style:parent-style-name="standard">
      <style:graphic-properties svg:stroke-color="#ff00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ff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15cm"/>
    </style:style>
    <style:style style:name="gr10" style:family="graphic" style:parent-style-name="standard">
      <style:graphic-properties draw:stroke="none" svg:stroke-color="#000000" draw:fill="none" draw:fill-color="#ffffff" fo:min-height="0.407cm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947cm"/>
    </style:style>
    <style:style style:name="gr13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56cm"/>
    </style:style>
    <style:style style:name="gr15" style:family="graphic" style:parent-style-name="standard">
      <style:graphic-properties draw:stroke="none" svg:stroke-color="#000000" draw:fill="none" draw:fill-color="#ffffff" fo:min-height="0.56cm"/>
    </style:style>
    <style:style style:name="gr16" style:family="graphic" style:parent-style-name="standard">
      <style:graphic-properties draw:stroke="none" svg:stroke-color="#00ae00" draw:fill="none" draw:fill-color="#ffffff" draw:textarea-horizontal-align="left" draw:auto-grow-height="true" draw:auto-grow-width="true" fo:min-height="0cm" fo:min-width="1.07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77cm"/>
    </style:style>
    <style:style style:name="gr18" style:family="graphic" style:parent-style-name="standard">
      <style:graphic-properties svg:stroke-color="#00ff00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fo:min-height="1.479cm"/>
    </style:style>
    <style:style style:name="gr20" style:family="graphic" style:parent-style-name="objectwithoutfill">
      <style:graphic-properties draw:stroke="dash" draw:stroke-dash="Fine_20_Dashed_20__28_var_29_" svg:stroke-color="#ff00ff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9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svg:stroke-color="#0000ff" draw:fill="none" draw:fill-color="#3deb3d" draw:textarea-horizontal-align="justify" draw:textarea-vertical-align="middle" draw:auto-grow-height="false"/>
    </style:style>
    <style:style style:name="gr24" style:family="graphic" style:parent-style-name="standard">
      <style:graphic-properties svg:stroke-color="#00ae00" draw:fill="none" draw:fill-color="#3deb3d" draw:textarea-horizontal-align="justify" draw:textarea-vertical-align="middle" draw:auto-grow-height="false"/>
    </style:style>
    <style:style style:name="gr25" style:family="graphic" style:parent-style-name="standard">
      <style:graphic-properties svg:stroke-color="#ff0000" draw:fill="none" draw:fill-color="#3deb3d" draw:textarea-horizontal-align="justify" draw:textarea-vertical-align="middle" draw:auto-grow-height="false"/>
    </style:style>
    <style:style style:name="gr26" style:family="graphic" style:parent-style-name="standard">
      <style:graphic-properties svg:stroke-color="#000000" draw:fill="none" draw:fill-color="#3deb3d" draw:textarea-horizontal-align="justify" draw:textarea-vertical-align="middle" draw:auto-grow-height="false"/>
    </style:style>
    <style:style style:name="gr27" style:family="graphic" style:parent-style-name="standard">
      <style:graphic-properties svg:stroke-color="#00ae00" draw:marker-end="Arrow" draw:marker-end-width="0.3cm" draw:textarea-vertical-align="middle"/>
    </style:style>
    <style:style style:name="gr28" style:family="graphic" style:parent-style-name="standard">
      <style:graphic-properties draw:stroke="none" svg:stroke-color="#00ae00" draw:fill="none" fo:min-height="0.75cm"/>
    </style:style>
    <style:style style:name="gr29" style:family="graphic" style:parent-style-name="standard">
      <style:graphic-properties draw:stroke="none" draw:fill="none" fo:min-height="0.75cm"/>
    </style:style>
    <style:style style:name="gr30" style:family="graphic" style:parent-style-name="standard">
      <style:graphic-properties svg:stroke-color="#0000ff" draw:marker-end="Arrow" draw:marker-end-width="0.3cm" draw:textarea-vertical-align="middle"/>
    </style:style>
    <style:style style:name="gr31" style:family="graphic" style:parent-style-name="standard">
      <style:graphic-properties svg:stroke-color="#ff0000" draw:marker-end="Arrow" draw:marker-end-width="0.3cm" draw:textarea-vertical-align="middle"/>
    </style:style>
    <style:style style:name="gr32" style:family="graphic" style:parent-style-name="standard">
      <style:graphic-properties draw:stroke="none" svg:stroke-color="#ff0000" draw:fill="none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9pt" style:font-size-asian="9pt" style:font-size-complex="9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family="Calibri" style:font-family-generic="swiss" style:font-pitch="variable" fo:font-size="9pt" style:font-size-asian="9pt" style:font-size-complex="9pt"/>
    </style:style>
    <style:style style:name="T1" style:family="text">
      <style:text-properties fo:font-family="Calibri" style:font-family-generic="swiss" style:font-pitch="variable" fo:font-size="10pt" style:font-size-asian="10pt" style:font-size-complex="10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bold" style:letter-kerning="true" style:font-family-asian="Arial" style:font-family-generic-asian="roman" style:font-pitch-asian="variable" style:font-size-asian="9pt" style:font-style-asian="normal" style:font-weight-asian="bold" style:font-family-complex="Arial" style:font-family-generic-complex="roman" style:font-pitch-complex="variable" style:font-size-complex="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Arial" style:font-family-generic-asian="roman" style:font-pitch-asian="variable" style:font-size-asian="9pt" style:font-style-asian="normal" style:font-weight-asian="normal" style:font-family-complex="Arial" style:font-family-generic-complex="roman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family="Calibri" style:font-family-generic="swiss" style:font-pitch="variable" fo:font-size="9pt" style:font-size-asian="9pt" style:font-size-complex="9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Arial" style:font-family-generic-asian="roman" style:font-pitch-asian="variable" style:font-size-asian="9pt" style:font-style-asian="normal" style:font-weight-asian="normal" style:font-family-complex="Arial" style:font-family-generic-complex="roman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1.35cm" svg:height="1.35cm" svg:x="10.765cm" svg:y="17.345cm">
          <text:p text:style-name="P1"><text:span text:style-name="T1">swip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35cm" svg:height="1.35cm" svg:x="2.016cm" svg:y="13.847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1.537cm" svg:height="1.537cm" svg:x="12.27cm" svg:y="4.701cm">
          <text:p text:style-name="P1"><text:span text:style-name="T1">tipp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1.525cm" svg:height="1.516cm" svg:x="5.826cm" svg:y="13.758cm">
          <text:p text:style-name="P1"><text:span text:style-name="T1">press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589cm" svg:y1="13.758cm" svg:x2="12.27cm" svg:y2="5.47cm" draw:start-shape="id1" draw:start-glue-point="4" draw:end-shape="id2" draw:end-glue-point="6" svg:d="m6589 13758c0-5526 1893-8288 5681-8288">
          <text:p/>
        </draw:connector>
        <draw:connector draw:style-name="gr6" draw:text-style-name="P1" draw:layer="layout" draw:type="curve" draw:line-skew="-1.025cm" svg:x1="10.357cm" svg:y1="14.575cm" svg:x2="10.765cm" svg:y2="18.02cm" draw:start-shape="id3" draw:start-glue-point="8" draw:end-shape="id4" draw:end-glue-point="6" svg:d="m10357 14575c0 541-47 451-132 1177s-211 2268 540 2268">
          <text:p/>
        </draw:connector>
        <draw:connector draw:style-name="gr7" draw:text-style-name="P1" draw:layer="layout" draw:type="curve" svg:x1="6.589cm" svg:y1="15.274cm" svg:x2="19.059cm" svg:y2="15.186cm" draw:start-shape="id1" draw:start-glue-point="8" draw:end-shape="id5" draw:end-glue-point="8" svg:d="m6589 15274c0 753 12470 797 12470-88">
          <text:p/>
        </draw:connector>
        <draw:connector draw:style-name="gr8" draw:text-style-name="P1" draw:layer="layout" draw:type="curve" svg:x1="3.366cm" svg:y1="14.522cm" svg:x2="5.826cm" svg:y2="14.516cm" draw:start-shape="id6" draw:end-shape="id1" draw:end-glue-point="6" svg:d="m3366 14522c1845 0 615-6 2460-6">
          <text:p/>
        </draw:connector>
        <draw:frame draw:style-name="gr9" draw:text-style-name="P4" draw:layer="layout" svg:width="1.912cm" svg:height="0.963cm" svg:x="3.177cm" svg:y="14.022cm">
          <draw:text-box>
            <text:p text:style-name="P3"><text:span text:style-name="T2">pressed</text:span></text:p>
            <text:p text:style-name="P3"><text:span text:style-name="T3">pressed()</text:span></text:p>
          </draw:text-box>
        </draw:frame>
        <draw:frame draw:style-name="gr10" draw:text-style-name="P4" draw:layer="layout" svg:width="1.512cm" svg:height="0.963cm" svg:x="5.989cm" svg:y="15.374cm">
          <draw:text-box>
            <text:p text:style-name="P3"><text:span text:style-name="T2">ended</text:span></text:p>
            <text:p text:style-name="P3"><text:span text:style-name="T3">tap()</text:span></text:p>
          </draw:text-box>
        </draw:frame>
        <draw:connector draw:style-name="gr5" draw:text-style-name="P1" draw:layer="layout" draw:type="curve" svg:x1="15.155cm" svg:y1="11.673cm" svg:x2="19.059cm" svg:y2="13.836cm" draw:start-shape="id7" draw:start-glue-point="10" draw:end-shape="id5" draw:end-glue-point="4" svg:d="m15155 11673c2603 0 3904 721 3904 2163">
          <text:p/>
        </draw:connector>
        <draw:frame draw:style-name="gr11" draw:text-style-name="P4" draw:layer="layout" svg:width="2.174cm" svg:height="1.319cm" svg:x="12.115cm" svg:y="17.476cm">
          <draw:text-box>
            <text:p text:style-name="P3"><text:span text:style-name="T2">ended</text:span></text:p>
            <text:p text:style-name="P3"><text:span text:style-name="T3">swipe_*()</text:span></text:p>
            <text:p text:style-name="P3"><text:span text:style-name="T3">released()</text:span></text:p>
          </draw:text-box>
        </draw:frame>
        <draw:frame draw:style-name="gr11" draw:text-style-name="P4" draw:layer="layout" svg:width="2.717cm" svg:height="1.319cm" svg:x="15.155cm" svg:y="10.544cm">
          <draw:text-box>
            <text:p text:style-name="P3"><text:span text:style-name="T2">ended</text:span></text:p>
            <text:p text:style-name="P3"><text:span text:style-name="T3">dragStopped()</text:span></text:p>
            <text:p text:style-name="P3"><text:span text:style-name="T3">released()</text:span></text:p>
          </draw:text-box>
        </draw:frame>
        <draw:frame draw:style-name="gr12" draw:layer="layout" svg:width="3.122cm" svg:height="0.963cm" svg:x="3.729cm" svg:y="12.782cm">
          <draw:text-box>
            <text:p><text:span text:style-name="T2">pressedToTipped</text:span></text:p>
            <text:p text:style-name="P3"><text:span text:style-name="T3">tipped()</text:span></text:p>
          </draw:text-box>
        </draw:frame>
        <draw:connector draw:style-name="gr6" draw:text-style-name="P1" draw:layer="layout" draw:type="curve" svg:x1="12.115cm" svg:y1="18.02cm" svg:x2="19.059cm" svg:y2="15.186cm" draw:start-shape="id4" draw:start-glue-point="10" draw:end-shape="id5" draw:end-glue-point="8" svg:d="m12115 18020c4630 0 6944-944 6944-2834">
          <text:p/>
        </draw:connector>
        <draw:custom-shape draw:style-name="gr13" draw:text-style-name="P2" xml:id="id5" draw:id="id5" draw:layer="layout" svg:width="1.35cm" svg:height="1.35cm" svg:x="18.384cm" svg:y="13.836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582cm" svg:y1="4.926cm" svg:x2="19.907cm" svg:y2="4.289cm" draw:start-shape="id2" draw:start-glue-point="11" draw:end-shape="id8" draw:end-glue-point="5" svg:d="m13582 4926c0-2139 6325-1820 6325-637">
          <text:p/>
        </draw:connector>
        <draw:custom-shape draw:style-name="gr3" draw:text-style-name="P2" xml:id="id7" draw:id="id7" draw:layer="layout" svg:width="2.502cm" svg:height="1.853cm" svg:x="12.653cm" svg:y="10.746cm">
          <text:p text:style-name="P1"><text:span text:style-name="T1">dragging</text:span></text:p>
          <text:p text:style-name="P1"><text:span text:style-name="T1">from pr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019cm" svg:y1="12.328cm" svg:x2="14.789cm" svg:y2="12.328cm" draw:start-shape="id7" draw:start-glue-point="7" draw:end-shape="id7" draw:end-glue-point="9" svg:d="m13019 12328c0 1158 1770 1158 1770 0">
          <text:p/>
        </draw:connector>
        <draw:frame draw:style-name="gr14" draw:text-style-name="P3" draw:layer="layout" svg:width="1.882cm" svg:height="0.963cm" svg:x="13.3cm" svg:y="12.806cm">
          <draw:text-box>
            <text:p text:style-name="P3"><text:span text:style-name="T4">dragged</text:span></text:p>
            <text:p text:style-name="P3"><text:span text:style-name="T3">dragged()</text:span></text:p>
          </draw:text-box>
        </draw:frame>
        <draw:frame draw:style-name="gr12" draw:layer="layout" svg:width="2.447cm" svg:height="1.319cm" svg:x="11.702cm" svg:y="3.418cm">
          <draw:text-box>
            <text:p text:style-name="P3"><text:span text:style-name="T4">dragged</text:span></text:p>
            <text:p text:style-name="P3"><text:span text:style-name="T3">dragStarted()</text:span></text:p>
            <text:p text:style-name="P3"><text:span text:style-name="T3">dragged()</text:span></text:p>
          </draw:text-box>
        </draw:frame>
        <draw:connector draw:style-name="gr5" draw:text-style-name="P1" draw:layer="layout" draw:type="curve" draw:line-skew="-1.545cm" svg:x1="9.855cm" svg:y1="13.453cm" svg:x2="12.653cm" svg:y2="11.673cm" draw:start-shape="id3" draw:start-glue-point="9" draw:end-shape="id7" draw:end-glue-point="6" svg:d="m9855 13453c157 0-1241-1780 2798-1780">
          <text:p/>
        </draw:connector>
        <draw:frame draw:style-name="gr12" draw:layer="layout" svg:width="2.979cm" svg:height="0.963cm" svg:x="9.545cm" svg:y="11.903cm">
          <draw:text-box>
            <text:p text:style-name="P3"><text:span text:style-name="T3">startedDragging()</text:span></text:p>
            <text:p text:style-name="P3"><text:span text:style-name="T3">dragged()</text:span></text:p>
          </draw:text-box>
        </draw:frame>
        <draw:connector draw:style-name="gr5" draw:text-style-name="P1" draw:layer="layout" draw:type="curve" svg:x1="13.807cm" svg:y1="5.47cm" svg:x2="19.059cm" svg:y2="13.836cm" draw:start-shape="id2" draw:start-glue-point="10" draw:end-shape="id5" draw:end-glue-point="4" svg:d="m13807 5470c3502 0 5252 2788 5252 8366">
          <text:p/>
        </draw:connector>
        <draw:frame draw:style-name="gr15" draw:text-style-name="P4" draw:layer="layout" svg:width="1.981cm" svg:height="1.319cm" svg:x="13.95cm" svg:y="4.246cm">
          <draw:text-box>
            <text:p text:style-name="P3"><text:span text:style-name="T2">ended</text:span></text:p>
            <text:p text:style-name="P3"><text:span text:style-name="T3">untipped()</text:span></text:p>
            <text:p text:style-name="P3"><text:span text:style-name="T3">released()</text:span></text:p>
          </draw:text-box>
        </draw:frame>
        <draw:frame draw:style-name="gr11" draw:text-style-name="P4" draw:layer="layout" svg:width="2.061cm" svg:height="0.963cm" svg:x="13.625cm" svg:y="5.47cm">
          <draw:text-box>
            <text:p text:style-name="P3"><text:span text:style-name="T2">cancelled</text:span></text:p>
            <text:p text:style-name="P3"><text:span text:style-name="T3">cancel()</text:span></text:p>
          </draw:text-box>
        </draw:frame>
        <draw:connector draw:style-name="gr6" draw:text-style-name="P1" draw:layer="layout" draw:type="curve" svg:x1="10.962cm" svg:y1="17.542cm" svg:x2="11.579cm" svg:y2="15.11cm" draw:start-shape="id4" draw:start-glue-point="5" draw:end-shape="id9" draw:end-glue-point="5" svg:d="m10962 17542c-1047 0-1355-2432 617-2432">
          <text:p/>
        </draw:connector>
        <draw:frame draw:style-name="gr16" draw:text-style-name="P3" draw:layer="layout" svg:width="1.755cm" svg:height="0.607cm" svg:x="9.652cm" svg:y="16.232cm">
          <draw:text-box>
            <text:p text:style-name="P3"><text:span text:style-name="T4">dragged</text:span></text:p>
          </draw:text-box>
        </draw:frame>
        <draw:frame draw:style-name="gr11" draw:text-style-name="P4" draw:layer="layout" svg:width="2.061cm" svg:height="0.963cm" svg:x="13.778cm" svg:y="17.476cm">
          <draw:text-box>
            <text:p text:style-name="P3"><text:span text:style-name="T2">cancelled</text:span></text:p>
            <text:p text:style-name="P3"><text:span text:style-name="T3">cancel()</text:span></text:p>
          </draw:text-box>
        </draw:frame>
        <draw:frame draw:style-name="gr11" draw:text-style-name="P4" draw:layer="layout" svg:width="2.061cm" svg:height="0.963cm" svg:x="15.046cm" svg:y="11.673cm">
          <draw:text-box>
            <text:p text:style-name="P3"><text:span text:style-name="T2">cancelled</text:span></text:p>
            <text:p text:style-name="P3"><text:span text:style-name="T3">cancel()</text:span></text:p>
          </draw:text-box>
        </draw:frame>
        <draw:frame draw:style-name="gr11" draw:text-style-name="P4" draw:layer="layout" svg:width="2.061cm" svg:height="0.963cm" svg:x="6.437cm" svg:y="16.337cm">
          <draw:text-box>
            <text:p text:style-name="P3"><text:span text:style-name="T2">cancelled</text:span></text:p>
            <text:p text:style-name="P3"><text:span text:style-name="T3">cancel()</text:span></text:p>
          </draw:text-box>
        </draw:frame>
        <draw:connector draw:style-name="gr5" draw:text-style-name="P1" draw:layer="layout" draw:type="curve" svg:x1="7.128cm" svg:y1="15.052cm" svg:x2="8.204cm" svg:y2="14.575cm" draw:start-shape="id1" draw:start-glue-point="9" draw:end-shape="id3" draw:end-glue-point="6" svg:d="m7128 15052c0 1086 1076 1324 1076-477">
          <text:p/>
        </draw:connector>
        <draw:frame draw:style-name="gr17" draw:text-style-name="P3" draw:layer="layout" svg:width="1.755cm" svg:height="0.607cm" svg:x="7.231cm" svg:y="15.186cm">
          <draw:text-box>
            <text:p text:style-name="P3"><text:span text:style-name="T4">dragged</text:span></text:p>
          </draw:text-box>
        </draw:frame>
        <draw:connector draw:style-name="gr6" draw:text-style-name="P1" draw:layer="layout" draw:type="curve" svg:x1="12.136cm" svg:y1="16.232cm" svg:x2="11.918cm" svg:y2="17.542cm" draw:start-shape="id9" draw:start-glue-point="7" draw:end-shape="id4" draw:end-glue-point="11" svg:d="m12136 16232c0 835-218 181-218 1310">
          <text:p/>
        </draw:connector>
        <draw:connector draw:style-name="gr6" draw:text-style-name="P1" draw:layer="layout" draw:type="curve" svg:x1="12.656cm" svg:y1="15.11cm" svg:x2="12.653cm" svg:y2="11.673cm" draw:start-shape="id9" draw:start-glue-point="9" draw:end-shape="id7" draw:end-glue-point="6" svg:d="m12656 15110c1585 0 1057-1816 277-1816s-1031-1621-280-1621">
          <text:p/>
        </draw:connector>
        <draw:frame draw:style-name="gr12" draw:layer="layout" svg:width="2.979cm" svg:height="0.963cm" svg:x="13.461cm" svg:y="14.4cm">
          <draw:text-box>
            <text:p text:style-name="P3"><text:span text:style-name="T3">startedDragging()</text:span></text:p>
            <text:p text:style-name="P3"><text:span text:style-name="T3">dragged()</text:span></text:p>
          </draw:text-box>
        </draw:frame>
        <draw:custom-shape draw:style-name="gr3" draw:text-style-name="P1" xml:id="id3" draw:id="id3" draw:layer="layout" svg:width="2.153cm" svg:height="2.244cm" svg:x="8.204cm" svg:y="12.331cm">
          <text:p text:style-name="P1"><text:span text:style-name="T1">drag</text:span></text:p>
          <text:p text:style-name="P1"><text:span text:style-name="T1">or</text:span></text:p>
          <text:p text:style-name="P1"><text:span text:style-name="T1">swipe ?</text:span>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1532.033426183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" xml:id="id9" draw:id="id9" draw:layer="layout" svg:width="2.153cm" svg:height="2.244cm" svg:x="11.059cm" svg:y="13.988cm">
          <text:p text:style-name="P1"><text:span text:style-name="T1">still</text:span></text:p>
          <text:p text:style-name="P1"><text:span text:style-name="T1">swiping ?</text:span></text:p>
          <draw:enhanced-geometry svg:viewBox="0 0 21600 21600" draw:glue-points="10800 0 ?f1 10800 0 21600 10800 21600 21600 21600 ?f7 10800" draw:text-areas="?f1 10800 ?f2 18000 ?f3 7200 ?f4 21600" draw:type="isosceles-triangle" draw:modifiers="10428.96935933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8" draw:id="id8" draw:layer="layout" svg:width="2.1cm" svg:height="1.968cm" svg:x="19.6cm" svg:y="4.001cm">
          <text:p text:style-name="P1"><text:span text:style-name="T1">dragging</text:span></text:p>
          <text:p text:style-name="P1"><text:span text:style-name="T1">from tipp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20.65cm" svg:y1="5.969cm" svg:x2="21.393cm" svg:y2="5.681cm" draw:start-shape="id8" draw:start-glue-point="8" draw:end-shape="id8" draw:end-glue-point="9" svg:d="m20650 5969c0 753 743 897 743-288">
          <text:p/>
        </draw:connector>
        <draw:frame draw:style-name="gr14" draw:text-style-name="P3" draw:layer="layout" svg:width="1.882cm" svg:height="0.963cm" svg:x="19.907cm" svg:y="6.57cm">
          <draw:text-box>
            <text:p text:style-name="P3"><text:span text:style-name="T4">dragged</text:span></text:p>
            <text:p text:style-name="P3"><text:span text:style-name="T3">dragged()</text:span></text:p>
          </draw:text-box>
        </draw:frame>
        <draw:frame draw:style-name="gr19" draw:text-style-name="P4" draw:layer="layout" svg:width="2.821cm" svg:height="1.729cm" svg:x="21.7cm" svg:y="4.24cm">
          <draw:text-box>
            <text:p text:style-name="P3"><text:span text:style-name="T2">ended</text:span></text:p>
            <text:p text:style-name="P3"><text:span text:style-name="T3">dragStopped()</text:span></text:p>
            <text:p text:style-name="P3"><text:span text:style-name="T3">released()</text:span></text:p>
          </draw:text-box>
        </draw:frame>
        <draw:frame draw:style-name="gr11" draw:text-style-name="P4" draw:layer="layout" svg:width="2.061cm" svg:height="0.963cm" svg:x="21.929cm" svg:y="5.439cm">
          <draw:text-box>
            <text:p text:style-name="P3"><text:span text:style-name="T2">cancelled</text:span></text:p>
            <text:p text:style-name="P3"><text:span text:style-name="T3">cancel()</text:span></text:p>
          </draw:text-box>
        </draw:frame>
        <draw:connector draw:style-name="gr5" draw:text-style-name="P1" draw:layer="layout" draw:type="curve" svg:x1="21.7cm" svg:y1="4.985cm" svg:x2="19.059cm" svg:y2="13.836cm" draw:start-shape="id8" draw:start-glue-point="10" draw:end-shape="id5" draw:end-glue-point="4" svg:d="m21700 4985c753 0 627 2459-221 3197s-2420-245-2420 5654">
          <text:p/>
        </draw:connector>
        <draw:custom-shape draw:style-name="gr3" draw:text-style-name="P2" xml:id="id10" draw:id="id10" draw:layer="layout" svg:width="1.934cm" svg:height="1.868cm" svg:x="11.821cm" svg:y="7.558cm">
          <text:p text:style-name="P1"><text:span text:style-name="T1">paused</text:span></text:p>
          <text:p text:style-name="P1"><text:span text:style-name="T1">from press</text:span></text:p>
          <text:p text:style-name="P1"><text:span text:style-name="T1">dragg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draw:line-skew="0.931cm" svg:x1="13.019cm" svg:y1="11.017cm" svg:x2="12.104cm" svg:y2="9.153cm" draw:start-shape="id7" draw:start-glue-point="5" draw:end-shape="id10" draw:end-glue-point="7" svg:d="m13019 11017c0 0-915 932-915-1864">
          <text:p/>
        </draw:connector>
        <draw:connector draw:style-name="gr5" draw:text-style-name="P1" draw:layer="layout" draw:type="curve" svg:x1="11.821cm" svg:y1="8.492cm" svg:x2="12.653cm" svg:y2="11.673cm" draw:start-shape="id10" draw:start-glue-point="6" draw:end-shape="id7" draw:end-glue-point="6" svg:d="m11821 8492c-751 0-1167 3181 832 3181">
          <text:p/>
        </draw:connector>
        <draw:frame draw:style-name="gr14" draw:text-style-name="P3" draw:layer="layout" svg:width="1.882cm" svg:height="0.963cm" svg:x="23.888cm" svg:y="4.001cm">
          <draw:text-box>
            <text:p text:style-name="P3"><text:span text:style-name="T4">dragged</text:span></text:p>
            <text:p text:style-name="P3"><text:span text:style-name="T3">dragged()</text:span></text:p>
          </draw:text-box>
        </draw:frame>
        <draw:frame draw:style-name="gr14" draw:text-style-name="P3" draw:layer="layout" svg:width="2.534cm" svg:height="0.963cm" svg:x="12.419cm" svg:y="9.673cm">
          <draw:text-box>
            <text:p text:style-name="P3"><text:span text:style-name="T4">paused</text:span></text:p>
            <text:p text:style-name="P3"><text:span text:style-name="T3">dragStopped()</text:span></text:p>
          </draw:text-box>
        </draw:frame>
        <draw:connector draw:style-name="gr5" draw:text-style-name="P1" draw:layer="layout" draw:type="curve" svg:x1="13.755cm" svg:y1="8.492cm" svg:x2="19.059cm" svg:y2="13.836cm" draw:start-shape="id10" draw:start-glue-point="10" draw:end-shape="id5" draw:end-glue-point="4" svg:d="m13755 8492c3536 0 5304 1781 5304 5344">
          <text:p/>
        </draw:connector>
        <draw:frame draw:style-name="gr11" draw:text-style-name="P4" draw:layer="layout" svg:width="2.717cm" svg:height="0.963cm" svg:x="13.755cm" svg:y="7.529cm">
          <draw:text-box>
            <text:p text:style-name="P3"><text:span text:style-name="T2">ended</text:span></text:p>
            <text:p text:style-name="P3"><text:span text:style-name="T3">released()</text:span></text:p>
          </draw:text-box>
        </draw:frame>
        <draw:frame draw:style-name="gr11" draw:text-style-name="P4" draw:layer="layout" svg:width="2.061cm" svg:height="0.963cm" svg:x="13.755cm" svg:y="8.338cm">
          <draw:text-box>
            <text:p text:style-name="P3"><text:span text:style-name="T2">cancelled</text:span></text:p>
            <text:p text:style-name="P3"><text:span text:style-name="T3">cancel()</text:span></text:p>
          </draw:text-box>
        </draw:frame>
        <draw:frame draw:style-name="gr14" draw:text-style-name="P3" draw:layer="layout" svg:width="1.882cm" svg:height="0.963cm" svg:x="10.013cm" svg:y="8.081cm">
          <draw:text-box>
            <text:p text:style-name="P3"><text:span text:style-name="T4">dragged</text:span></text:p>
            <text:p text:style-name="P3"><text:span text:style-name="T3">dragged()</text:span></text:p>
          </draw:text-box>
        </draw:frame>
        <draw:custom-shape draw:style-name="gr3" draw:text-style-name="P2" xml:id="id11" draw:id="id11" draw:layer="layout" svg:width="1.934cm" svg:height="1.868cm" svg:x="25.77cm" svg:y="3.571cm">
          <text:p text:style-name="P1"><text:span text:style-name="T1">paused</text:span></text:p>
          <text:p text:style-name="P1"><text:span text:style-name="T1">from press</text:span></text:p>
          <text:p text:style-name="P1"><text:span text:style-name="T1">dragg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draw:line-skew="-0.202cm" svg:x1="20.65cm" svg:y1="4.001cm" svg:x2="26.737cm" svg:y2="3.571cm" draw:start-shape="id8" draw:start-glue-point="4" draw:end-shape="id11" draw:end-glue-point="4" svg:d="m20650 4001c0-1699 6087-1484 6087-430">
          <text:p/>
        </draw:connector>
        <draw:connector draw:style-name="gr5" draw:text-style-name="P1" draw:layer="layout" draw:type="curve" draw:line-skew="0.311cm" svg:x1="26.053cm" svg:y1="3.844cm" svg:x2="21.393cm" svg:y2="4.289cm" draw:start-shape="id11" draw:start-glue-point="5" draw:end-shape="id8" draw:end-glue-point="11" svg:d="m26053 3844c0-694-4660-917-4660 445">
          <text:p/>
        </draw:connector>
        <draw:frame draw:style-name="gr14" draw:text-style-name="P3" draw:layer="layout" svg:width="2.534cm" svg:height="0.963cm" svg:x="19.64cm" svg:y="2.132cm">
          <draw:text-box>
            <text:p text:style-name="P3"><text:span text:style-name="T4">paused</text:span></text:p>
            <text:p text:style-name="P3"><text:span text:style-name="T3">dragStopped()</text:span></text:p>
          </draw:text-box>
        </draw:frame>
        <draw:connector draw:style-name="gr5" draw:text-style-name="P1" draw:layer="layout" draw:type="curve" svg:x1="26.737cm" svg:y1="5.439cm" svg:x2="19.734cm" svg:y2="14.511cm" draw:start-shape="id11" draw:start-glue-point="8" draw:end-shape="id5" draw:end-glue-point="10" svg:d="m26737 5439c0 6048-2334 9072-7003 9072">
          <text:p/>
        </draw:connector>
        <draw:frame draw:style-name="gr11" draw:text-style-name="P4" draw:layer="layout" svg:width="2.045cm" svg:height="1.319cm" svg:x="26.683cm" svg:y="5.324cm">
          <draw:text-box>
            <text:p text:style-name="P3"><text:span text:style-name="T2">ended</text:span></text:p>
            <text:p><text:span text:style-name="T5">untipped()</text:span></text:p>
            <text:p><text:span text:style-name="T3">released()</text:span></text:p>
          </draw:text-box>
        </draw:frame>
        <draw:frame draw:style-name="gr11" draw:text-style-name="P4" draw:layer="layout" svg:width="2.061cm" svg:height="0.963cm" svg:x="26.683cm" svg:y="6.539cm">
          <draw:text-box>
            <text:p text:style-name="P3"><text:span text:style-name="T2">cancelled</text:span></text:p>
            <text:p text:style-name="P3"><text:span text:style-name="T3">cancel()</text:span></text:p>
          </draw:text-box>
        </draw:frame>
        <draw:connector draw:style-name="gr20" draw:text-style-name="P1" draw:layer="layout" draw:type="curve" svg:x1="13.472cm" svg:y1="7.831cm" svg:x2="19.907cm" svg:y2="5.681cm" draw:start-shape="id10" draw:start-glue-point="11" draw:end-shape="id8" draw:end-glue-point="7" svg:d="m13472 7831c0-1600 6435-526 6435-2150">
          <text:p/>
        </draw:connector>
        <draw:frame draw:style-name="gr21" draw:layer="layout" svg:width="3.406cm" svg:height="0.963cm" svg:x="13.106cm" svg:y="6.438cm">
          <draw:text-box>
            <text:p><text:span text:style-name="T2">pressedToTipped ?</text:span></text:p>
            <text:p text:style-name="P3"><text:span text:style-name="T3">tipped()</text:span></text:p>
          </draw:text-box>
        </draw:frame>
      </draw:page>
      <draw:page draw:name="page2" draw:style-name="dp1" draw:master-page-name="Default">
        <draw:custom-shape draw:style-name="gr2" draw:text-style-name="P2" xml:id="id12" draw:id="id12" draw:layer="layout" svg:width="1.35cm" svg:height="1.35cm" svg:x="10.452cm" svg:y="7.129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4.388cm" svg:height="1.433cm" svg:x="16.6cm" svg:y="1.494cm">
          <draw:text-box>
            <text:p><text:span text:style-name="T6">swipeRight, it.redo)</text:span></text:p>
            <text:p><text:span text:style-name="T6">swipeLeft, it.undo)</text:span></text:p>
            <text:p><text:span text:style-name="T6">swipeBottom, it.remove);</text:span></text:p>
          </draw:text-box>
        </draw:frame>
        <draw:custom-shape draw:style-name="gr23" draw:text-style-name="P6" xml:id="id15" draw:id="id15" draw:layer="layout" svg:width="2.464cm" svg:height="1.732cm" svg:x="6.39cm" svg:y="9.849cm">
          <text:p text:style-name="P1"><text:span text:style-name="T7">showingOp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xml:id="id14" draw:id="id14" draw:layer="layout" svg:width="1.35cm" svg:height="1.35cm" svg:x="14.127cm" svg:y="3.66cm">
          <text:p text:style-name="P1"><text:span text:style-name="T1">draw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16" draw:id="id16" draw:layer="layout" svg:width="1.35cm" svg:height="1.35cm" svg:x="14.744cm" svg:y="7.634cm">
          <text:p text:style-name="P1"><text:span text:style-name="T1">Drag</text:span></text:p>
          <text:p text:style-name="P1"><text:span text:style-name="T1">m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xml:id="id13" draw:id="id13" draw:layer="layout" svg:width="1.35cm" svg:height="1.35cm" svg:x="10.585cm" svg:y="3.748cm">
          <text:p text:style-name="P1"><text:span text:style-name="T1">tipp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1.35cm" svg:height="1.35cm" svg:x="8.714cm" svg:y="12.587cm">
          <text:p text:style-name="P1"><text:span text:style-name="T1">stat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1.35cm" svg:height="1.35cm" svg:x="10.714cm" svg:y="12.587cm">
          <text:p text:style-name="P1"><text:span text:style-name="T1">stat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1.35cm" svg:height="1.35cm" svg:x="12.714cm" svg:y="12.587cm">
          <text:p text:style-name="P1"><text:span text:style-name="T1">stat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" draw:layer="layout" draw:type="curve" svg:x1="10.649cm" svg:y1="7.326cm" svg:x2="10.782cm" svg:y2="4.901cm" draw:start-shape="id12" draw:start-glue-point="5" draw:end-shape="id13" draw:end-glue-point="7" svg:d="m10649 7326c0-1818 133-606 133-2425">
          <text:p/>
        </draw:connector>
        <draw:frame draw:style-name="gr28" draw:text-style-name="P4" draw:layer="layout" svg:width="1.44cm" svg:height="1cm" svg:x="9.471cm" svg:y="6.282cm">
          <draw:text-box>
            <text:p text:style-name="P3"><text:span text:style-name="T2">tip</text:span></text:p>
            <text:p text:style-name="P3"><text:span text:style-name="T3">select</text:span></text:p>
          </draw:text-box>
        </draw:frame>
        <draw:connector draw:style-name="gr27" draw:text-style-name="P1" draw:layer="layout" draw:type="curve" svg:x1="11.26cm" svg:y1="3.748cm" svg:x2="14.324cm" svg:y2="3.857cm" draw:start-shape="id13" draw:start-glue-point="4" draw:end-shape="id14" draw:end-glue-point="5" svg:d="m11260 3748c0-883 3064-938 3064 109">
          <text:p/>
        </draw:connector>
        <draw:frame draw:style-name="gr28" draw:text-style-name="P4" draw:layer="layout" svg:width="1.368cm" svg:height="1cm" svg:x="11.26cm" svg:y="2.748cm">
          <draw:text-box>
            <text:p text:style-name="P3"><text:span text:style-name="T2">move</text:span></text:p>
            <text:p text:style-name="P3"><text:span text:style-name="T3">draw</text:span></text:p>
          </draw:text-box>
        </draw:frame>
        <draw:frame draw:style-name="gr29" draw:text-style-name="P4" draw:layer="layout" svg:width="1.808cm" svg:height="1cm" svg:x="14.617cm" svg:y="4.814cm">
          <draw:text-box>
            <text:p text:style-name="P3"><text:span text:style-name="T2">untip</text:span></text:p>
            <text:p text:style-name="P3"><text:span text:style-name="T3">drawEnd</text:span></text:p>
          </draw:text-box>
        </draw:frame>
        <draw:connector draw:style-name="gr27" draw:text-style-name="P1" draw:layer="layout" draw:type="curve" svg:x1="14.802cm" svg:y1="5.01cm" svg:x2="11.127cm" svg:y2="7.129cm" draw:start-shape="id14" draw:end-shape="id12" draw:end-glue-point="4" svg:d="m14802 5010c0 1590-3675 531-3675 2119">
          <text:p/>
        </draw:connector>
        <draw:connector draw:style-name="gr30" draw:text-style-name="P1" draw:layer="layout" draw:type="curve" svg:x1="10.649cm" svg:y1="8.282cm" svg:x2="7.622cm" svg:y2="9.849cm" draw:start-shape="id12" draw:start-glue-point="7" draw:end-shape="id15" draw:end-glue-point="4" svg:d="m10649 8282c0 1323-3027 540-3027 1567">
          <text:p/>
        </draw:connector>
        <draw:frame draw:style-name="gr29" draw:text-style-name="P4" draw:layer="layout" svg:width="2.794cm" svg:height="1cm" svg:x="9.528cm" svg:y="8.479cm">
          <draw:text-box>
            <text:p text:style-name="P3"><text:span text:style-name="T2">tap</text:span></text:p>
            <text:p text:style-name="P3"><text:span text:style-name="T3">optionsShow</text:span></text:p>
          </draw:text-box>
        </draw:frame>
        <draw:connector draw:style-name="gr30" draw:text-style-name="P1" draw:layer="layout" draw:type="curve" draw:line-skew="0.517cm" svg:x1="8.494cm" svg:y1="10.102cm" svg:x2="11.127cm" svg:y2="8.479cm" draw:start-shape="id15" draw:start-glue-point="11" draw:end-shape="id12" draw:end-glue-point="8" svg:d="m8494 10102c0-631 2633 180 2633-1623">
          <text:p/>
        </draw:connector>
        <draw:frame draw:style-name="gr29" draw:text-style-name="P4" draw:layer="layout" svg:width="3.28cm" svg:height="1cm" svg:x="8.689cm" svg:y="9.479cm">
          <draw:text-box>
            <text:p text:style-name="P3"><text:span text:style-name="T2">Timer x</text:span></text:p>
            <text:p text:style-name="P3"><text:span text:style-name="T3">optionsHide</text:span></text:p>
          </draw:text-box>
        </draw:frame>
        <draw:connector draw:style-name="gr30" draw:text-style-name="P1" draw:layer="layout" draw:type="curve" svg:x1="10.649cm" svg:y1="7.326cm" svg:x2="10.649cm" svg:y2="8.282cm" draw:start-shape="id12" draw:start-glue-point="5" draw:end-shape="id12" draw:end-glue-point="7" svg:d="m10649 7326c-1047 0-1047 956 0 956">
          <text:p/>
        </draw:connector>
        <draw:frame draw:style-name="gr29" draw:text-style-name="P4" draw:layer="layout" svg:width="3.355cm" svg:height="1cm" svg:x="7.294cm" svg:y="7.282cm">
          <draw:text-box>
            <text:p text:style-name="P3"><text:span text:style-name="T2">tap-tap</text:span></text:p>
            <text:p text:style-name="P3"><text:span text:style-name="T3">toggleElementZoom</text:span></text:p>
          </draw:text-box>
        </draw:frame>
        <draw:connector draw:style-name="gr27" draw:text-style-name="P1" draw:layer="layout" draw:type="curve" svg:x1="14.802cm" svg:y1="3.66cm" svg:x2="15.477cm" svg:y2="4.335cm" draw:start-shape="id14" draw:start-glue-point="4" draw:end-shape="id14" draw:end-glue-point="10" svg:d="m14802 3660c0-751 588-626 945-270s481 945-270 945">
          <text:p/>
        </draw:connector>
        <draw:frame draw:style-name="gr28" draw:text-style-name="P4" draw:layer="layout" svg:width="1.417cm" svg:height="1cm" svg:x="15.653cm" svg:y="2.927cm">
          <draw:text-box>
            <text:p text:style-name="P3"><text:span text:style-name="T2">move</text:span></text:p>
            <text:p text:style-name="P3"><text:span text:style-name="T3">draw</text:span></text:p>
          </draw:text-box>
        </draw:frame>
        <draw:connector draw:style-name="gr27" draw:text-style-name="P1" draw:layer="layout" draw:type="curve" svg:x1="11.26cm" svg:y1="5.098cm" svg:x2="11.127cm" svg:y2="7.129cm" draw:start-shape="id13" draw:start-glue-point="8" draw:end-shape="id12" draw:end-glue-point="4" svg:d="m11260 5098c0 1524-133 509-133 2031">
          <text:p/>
        </draw:connector>
        <draw:frame draw:style-name="gr28" draw:text-style-name="P4" draw:layer="layout" svg:width="1.509cm" svg:height="1cm" svg:x="11.127cm" svg:y="4.793cm">
          <draw:text-box>
            <text:p text:style-name="P3"><text:span text:style-name="T2">untip</text:span></text:p>
            <text:p text:style-name="P3"><text:span text:style-name="T3">TipEnd </text:span></text:p>
          </draw:text-box>
        </draw:frame>
        <draw:connector draw:style-name="gr31" draw:text-style-name="P1" draw:layer="layout" draw:type="curve" svg:x1="11.802cm" svg:y1="7.804cm" svg:x2="14.744cm" svg:y2="8.309cm" draw:start-shape="id12" draw:start-glue-point="10" draw:end-shape="id16" draw:end-glue-point="6" svg:d="m11802 7804c2206 0 736 505 2942 505">
          <text:p/>
        </draw:connector>
        <draw:custom-shape draw:style-name="gr25" draw:text-style-name="P2" xml:id="id17" draw:id="id17" draw:layer="layout" svg:width="1.689cm" svg:height="1.689cm" svg:x="16.978cm" svg:y="7.575cm">
          <text:p text:style-name="P1"><text:span text:style-name="T1">dragg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" draw:layer="layout" draw:type="curve" svg:x1="15.419cm" svg:y1="7.634cm" svg:x2="17.823cm" svg:y2="7.575cm" draw:start-shape="id16" draw:start-glue-point="4" draw:end-shape="id17" draw:end-glue-point="4" svg:d="m15419 7634c0-841 2404-812 2404-59">
          <text:p/>
        </draw:connector>
        <draw:frame draw:style-name="gr32" draw:text-style-name="P4" draw:layer="layout" svg:width="2.94cm" svg:height="1cm" svg:x="15.727cm" svg:y="6.518cm">
          <draw:text-box>
            <text:p text:style-name="P3"><text:span text:style-name="T2">tip</text:span></text:p>
            <text:p><text:span text:style-name="T8">dragResizeStart</text:span></text:p>
          </draw:text-box>
        </draw:frame>
        <draw:connector draw:style-name="gr31" draw:text-style-name="P1" draw:layer="layout" draw:type="curve" svg:x1="18.42cm" svg:y1="7.822cm" svg:x2="18.42cm" svg:y2="9.017cm" draw:start-shape="id17" draw:start-glue-point="11" draw:end-shape="id17" draw:end-glue-point="9" svg:d="m18420 7822c1120 0 1120 1195 0 1195">
          <text:p/>
        </draw:connector>
        <draw:frame draw:style-name="gr32" draw:text-style-name="P4" draw:layer="layout" svg:width="1.534cm" svg:height="1cm" svg:x="19.26cm" svg:y="7.822cm">
          <draw:text-box>
            <text:p text:style-name="P3"><text:span text:style-name="T2">move</text:span></text:p>
            <text:p text:style-name="P3"><text:span text:style-name="T3">drag</text:span></text:p>
          </draw:text-box>
        </draw:frame>
        <draw:frame draw:style-name="gr32" draw:text-style-name="P4" draw:layer="layout" svg:width="1.853cm" svg:height="1cm" svg:x="16.289cm" svg:y="8.984cm">
          <draw:text-box>
            <text:p text:style-name="P3"><text:span text:style-name="T2">end</text:span></text:p>
            <text:p text:style-name="P3"><text:span text:style-name="T3">dragEnd</text:span></text:p>
          </draw:text-box>
        </draw:frame>
        <draw:connector draw:style-name="gr31" draw:text-style-name="P1" draw:layer="layout" draw:type="curve" svg:x1="17.225cm" svg:y1="9.017cm" svg:x2="15.419cm" svg:y2="8.984cm" draw:start-shape="id17" draw:start-glue-point="7" draw:end-shape="id16" draw:end-glue-point="8" svg:d="m17225 9017c0 1120-1806 1137-1806-33">
          <text:p/>
        </draw:connector>
        <draw:frame draw:style-name="gr32" draw:text-style-name="P4" draw:layer="layout" svg:width="2.905cm" svg:height="1cm" svg:x="11.708cm" svg:y="6.926cm">
          <draw:text-box>
            <text:p text:style-name="P3"><text:span text:style-name="T2">dragCmdDown</text:span></text:p>
            <text:p text:style-name="P3"><text:span text:style-name="T3">dragModeEnter</text:span></text:p>
          </draw:text-box>
        </draw:frame>
        <draw:frame draw:style-name="gr32" draw:text-style-name="P4" draw:layer="layout" svg:width="2.905cm" svg:height="1cm" svg:x="12.867cm" svg:y="8.644cm">
          <draw:text-box>
            <text:p text:style-name="P3"><text:span text:style-name="T2">dragCmdUp</text:span></text:p>
            <text:p text:style-name="P3"><text:span text:style-name="T3">dragResizeEnd</text:span></text:p>
          </draw:text-box>
        </draw:frame>
        <draw:connector draw:style-name="gr31" draw:text-style-name="P1" draw:layer="layout" draw:type="curve" svg:x1="14.941cm" svg:y1="8.787cm" svg:x2="11.605cm" svg:y2="8.282cm" draw:start-shape="id16" draw:start-glue-point="7" draw:end-shape="id12" draw:end-glue-point="9" svg:d="m14941 8787c-2502 0-834-505-3336-505">
          <text:p/>
        </draw:connector>
        <draw:connector draw:style-name="gr31" draw:text-style-name="P1" draw:layer="layout" draw:type="curve" draw:line-skew="0.672cm" svg:x1="18.42cm" svg:y1="9.017cm" svg:x2="16.992cm" svg:y2="11.133cm" draw:start-shape="id17" draw:start-glue-point="9" draw:end-shape="id18" draw:end-glue-point="11" svg:d="m18420 9017c0 2577-1428 1519-1428 2116">
          <text:p/>
        </draw:connector>
        <draw:custom-shape draw:style-name="gr25" draw:text-style-name="P2" xml:id="id18" draw:id="id18" draw:layer="layout" svg:width="1.845cm" svg:height="1.845cm" svg:x="15.417cm" svg:y="10.863cm">
          <text:p text:style-name="P1"><text:span text:style-name="T1">Zombie</text:span></text:p>
          <text:p text:style-name="P1"><text:span text:style-name="T1">Dragg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4" draw:layer="layout" svg:width="2.905cm" svg:height="1cm" svg:x="18.267cm" svg:y="9.017cm">
          <draw:text-box>
            <text:p text:style-name="P3"><text:span text:style-name="T2">dragCmdUp</text:span></text:p>
            <text:p text:style-name="P3"><text:span text:style-name="T3">dragResizeEnd</text:span></text:p>
          </draw:text-box>
        </draw:frame>
        <draw:connector draw:style-name="gr31" draw:text-style-name="P1" draw:layer="layout" draw:type="curve" svg:x1="16.992cm" svg:y1="11.133cm" svg:x2="16.992cm" svg:y2="12.438cm" draw:start-shape="id18" draw:start-glue-point="11" draw:end-shape="id18" draw:end-glue-point="9" svg:d="m16992 11133c1155 0 1155 1305 0 1305">
          <text:p/>
        </draw:connector>
        <draw:frame draw:style-name="gr32" draw:text-style-name="P4" draw:layer="layout" svg:width="1.888cm" svg:height="1cm" svg:x="17.709cm" svg:y="11.164cm">
          <draw:text-box>
            <text:p text:style-name="P3"><text:span text:style-name="T2">move</text:span></text:p>
            <text:p text:style-name="P3"><text:span text:style-name="T3">drag</text:span></text:p>
          </draw:text-box>
        </draw:frame>
        <draw:connector draw:style-name="gr31" draw:text-style-name="P1" draw:layer="layout" draw:type="curve" svg:x1="15.417cm" svg:y1="11.785cm" svg:x2="11.605cm" svg:y2="8.282cm" draw:start-shape="id18" draw:end-shape="id12" draw:end-glue-point="9" svg:d="m15417 11785c-2712 0-806-3503-3812-3503">
          <text:p/>
        </draw:connector>
        <draw:frame draw:style-name="gr32" draw:text-style-name="P4" draw:layer="layout" svg:width="1.853cm" svg:height="1cm" svg:x="13.964cm" svg:y="11.687cm">
          <draw:text-box>
            <text:p text:style-name="P3"><text:span text:style-name="T2">end</text:span></text:p>
            <text:p text:style-name="P3"><text:span text:style-name="T3">dragEnd</text:span></text:p>
          </draw:text-box>
        </draw:frame>
        <draw:connector draw:style-name="gr27" draw:text-style-name="P1" draw:layer="layout" draw:type="curve" svg:x1="10.585cm" svg:y1="4.423cm" svg:x2="11.26cm" svg:y2="3.748cm" draw:start-shape="id13" draw:start-glue-point="6" draw:end-shape="id13" draw:end-glue-point="4" svg:d="m10585 4423c-751 0-626-588-270-945s945-481 945 270">
          <text:p/>
        </draw:connector>
        <draw:frame draw:style-name="gr28" draw:text-style-name="P4" draw:layer="layout" svg:width="1.986cm" svg:height="1cm" svg:x="9.012cm" svg:y="3.929cm">
          <draw:text-box>
            <text:p text:style-name="P3"><text:span text:style-name="T2">tap</text:span></text:p>
            <text:p text:style-name="P3"><text:span text:style-name="T3">duplicate</text:span></text:p>
          </draw:text-box>
        </draw:frame>
        <draw:frame draw:style-name="gr28" draw:text-style-name="P4" draw:layer="layout" svg:width="1.919cm" svg:height="1cm" svg:x="11.127cm" svg:y="5.619cm">
          <draw:text-box>
            <text:p text:style-name="P3"><text:span text:style-name="T2">cancel</text:span></text:p>
            <text:p text:style-name="P3"><text:span text:style-name="T3">tipCancel</text:span></text:p>
          </draw:text-box>
        </draw:frame>
        <draw:frame draw:style-name="gr28" draw:text-style-name="P4" draw:layer="layout" svg:width="2.454cm" svg:height="1cm" svg:x="14.141cm" svg:y="5.518cm">
          <draw:text-box>
            <text:p text:style-name="P3"><text:span text:style-name="T2">cancel</text:span></text:p>
            <text:p text:style-name="P3"><text:span text:style-name="T3">drawCanc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 Bourlon</meta:initial-creator>
    <meta:creation-date>2012-03-24T14:33:44.25</meta:creation-date>
    <dc:date>2012-08-27T20:17:59</dc:date>
    <meta:editing-duration>P29DT22H4M6S</meta:editing-duration>
    <meta:editing-cycles>229</meta:editing-cycles>
    <meta:generator>LibreOffice/3.6$MacOSX_x86 LibreOffice_project/e29a214-2bbed72-0621de6-a97528c-8f066d</meta:generator>
    <meta:document-statistic meta:object-count="109"/>
  </office:meta>
</office:document-meta>
</file>